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398cm" fo:min-width="8.0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96cm" svg:height="2.288cm" svg:x="8.306cm" svg:y="2.18cm">
          <draw:image xlink:href="../pngs/walden-set-A-a5.png" xlink:type="simple" xlink:show="embed" xlink:actuate="onLoad">
            <text:p/>
          </draw:image>
        </draw:frame>
        <draw:frame draw:style-name="gr1" draw:text-style-name="P1" draw:layer="layout" svg:width="14.863cm" svg:height="2.463cm" svg:x="1.013cm" svg:y="4.606cm">
          <draw:image xlink:href="../pngs/walden-set-A-b.png" xlink:type="simple" xlink:show="embed" xlink:actuate="onLoad">
            <text:p/>
          </draw:image>
        </draw:frame>
        <draw:frame draw:style-name="gr1" draw:text-style-name="P1" draw:layer="layout" svg:width="6.866cm" svg:height="2.413cm" svg:x="1.013cm" svg:y="2.143cm">
          <draw:image xlink:href="../pngs/walden-set-A-a.png" xlink:type="simple" xlink:show="embed" xlink:actuate="onLoad">
            <text:p/>
          </draw:image>
        </draw:frame>
        <draw:custom-shape draw:style-name="gr2" draw:text-style-name="P2" draw:layer="layout" svg:width="8.564cm" svg:height="1.648cm" draw:transform="skewX (0.0123918376891597) translate (7.56cm 5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1.421cm" svg:height="2.11cm" svg:x="8.248cm" svg:y="4.859cm">
          <draw:image xlink:href="../pngs/walden-set-A-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20:49:23.704420000</meta:creation-date>
    <dc:date>2016-10-14T10:15:04.000099000</dc:date>
    <meta:editing-duration>PT15M9S</meta:editing-duration>
    <meta:editing-cycles>13</meta:editing-cycles>
    <meta:generator>LibreOffice/5.1.4.2$MacOSX_X86_64 LibreOffice_project/f99d75f39f1c57ebdd7ffc5f42867c12031db97a</meta:generator>
    <meta:document-statistic meta:object-count="5"/>
  </office:meta>
</office:document-meta>
</file>